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office:value-type="float" office:value="30000" calcext:value-type="float">
            <text:p>30000.00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office:value-type="float" office:value="30000" calcext:value-type="float">
            <text:p>30000.00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4"/>
          <table:covered-table-cell table:style-name="ce5"/>
          <table:covered-table-cell table:number-columns-repeated="3"/>
          <table:covered-table-cell table:style-name="ce5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table:style-name="ce5" office:value-type="float" office:value="1.62541" calcext:value-type="float">
            <text:p>1.62541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table:style-name="ce5" office:value-type="float" office:value="0.894561" calcext:value-type="float">
            <text:p>0.894561</text:p>
          </table:table-cell>
          <table:table-cell table:style-name="ce5"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table:style-name="ce5" office:value-type="float" office:value="1.533016" calcext:value-type="float">
            <text:p>1.533016</text:p>
          </table:table-cell>
          <table:table-cell table:style-name="ce5"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table:style-name="ce5" office:value-type="float" office:value="2.935456" calcext:value-type="float">
            <text:p>2.935456</text:p>
          </table:table-cell>
          <table:table-cell table:style-name="ce5"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table:style-name="ce5" office:value-type="float" office:value="10.686669" calcext:value-type="float">
            <text:p>10.686669</text:p>
          </table:table-cell>
          <table:table-cell table:style-name="ce5"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2"/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1" calcext:value-type="date">
            <text:p>2022-03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1" calcext:value-type="date">
            <text:p>2022-03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table:number-columns-repeated="1004"/>
        </table:table-row>
        <table:table-row table:style-name="ro1" table:number-rows-repeated="3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xp4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5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6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p61</text:p>
          </table:table-cell>
          <table:table-cell table:number-columns-repeated="1017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09:42:01.57417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01T13:53:57.944851448</dc:date>
    <meta:editing-duration>P49DT23H45M33S</meta:editing-duration>
    <meta:editing-cycles>531</meta:editing-cycles>
    <meta:generator>LibreOffice/6.4.7.2$Linux_X86_64 LibreOffice_project/40$Build-2</meta:generator>
    <meta:document-statistic meta:table-count="1" meta:cell-count="1724" meta:object-count="0"/>
  </office:meta>
</office:document-meta>
</file>